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5000000D6E9BD163EB65ADD93.png" manifest:media-type="image/png"/>
  <manifest:file-entry manifest:full-path="Pictures/10001DE20000160E00001623B548BC16238DA977.svg" manifest:media-type="image/svg+xml"/>
  <manifest:file-entry manifest:full-path="Pictures/1002E30C0000624C000009289FF83EED70B9117D.svg" manifest:media-type="image/svg+xml"/>
  <manifest:file-entry manifest:full-path="Pictures/10000201000003B700000059BCEF16941A12870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Universalis ADF Std" svg:font-family="'Universalis ADF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svg:stroke-width="0.035cm" svg:stroke-color="#ed1515" draw:marker-start-width="0.252cm" draw:marker-end-width="0.252cm" draw:fill="none" draw:textarea-horizontal-align="justify" draw:textarea-vertical-align="middle" draw:auto-grow-height="false" fo:min-height="1.972cm" fo:min-width="2.172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236bdc" draw:marker-start-width="0.252cm" draw:marker-end-width="0.252cm" draw:fill="none" draw:textarea-horizontal-align="justify" draw:textarea-vertical-align="middle" draw:auto-grow-height="false" fo:min-height="1.972cm" fo:min-width="4.22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47b800" draw:marker-start-width="0.252cm" draw:marker-end-width="0.252cm" draw:fill="none" draw:textarea-horizontal-align="justify" draw:textarea-vertical-align="middle" draw:auto-grow-height="false" fo:min-height="1.972cm" fo:min-width="4.222cm" fo:padding-top="0.142cm" fo:padding-bottom="0.142cm" fo:padding-left="0.267cm" fo:padding-right="0.267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1.1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0.9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0.764cm"/>
    </style:style>
    <style:style style:name="gr11" style:family="graphic" style:parent-style-name="standard">
      <style:graphic-properties svg:stroke-width="0.028cm" draw:marker-start-width="0.242cm" draw:marker-end-width="0.242cm" draw:fill="none" draw:textarea-horizontal-align="center" draw:textarea-vertical-align="middle" draw:auto-grow-height="false" fo:min-height="1.347cm" fo:min-width="3.222cm" fo:padding-top="0.139cm" fo:padding-bottom="0.139cm" fo:padding-left="0.264cm" fo:padding-right="0.264cm" draw:shadow="hidden"/>
    </style:style>
    <style:style style:name="gr12" style:family="graphic" style:parent-style-name="standard">
      <style:graphic-properties svg:stroke-color="#000000" draw:fill-color="#47b800" draw:textarea-horizontal-align="justify" draw:textarea-vertical-align="middle" draw:auto-grow-height="false" fo:min-height="0.059cm" fo:min-width="2.323cm"/>
    </style:style>
    <style:style style:name="gr13" style:family="graphic" style:parent-style-name="standard">
      <style:graphic-properties svg:stroke-color="#000000" draw:fill-color="#00a0fc" draw:textarea-horizontal-align="justify" draw:textarea-vertical-align="middle" draw:auto-grow-height="false" fo:min-height="0.059cm" fo:min-width="2.323cm"/>
    </style:style>
    <style:style style:name="gr14" style:family="graphic" style:parent-style-name="standard">
      <style:graphic-properties svg:stroke-color="#000000" draw:fill-color="#ed1515" draw:textarea-horizontal-align="justify" draw:textarea-vertical-align="middle" draw:auto-grow-height="false" fo:min-height="0.45cm" fo:min-width="2.5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6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701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="solid" draw:fill-color="#00a0fc" draw:textarea-vertical-align="middle" draw:auto-grow-height="false" fo:min-height="0.482cm" fo:min-width="0.357cm" fo:padding-top="0.134cm" fo:padding-bottom="0.134cm" fo:padding-left="0.259cm" fo:padding-right="0.259cm"/>
    </style:style>
    <style:style style:name="gr19" style:family="graphic" style:parent-style-name="standard">
      <style:graphic-properties draw:stroke="solid" svg:stroke-width="0.018cm" svg:stroke-color="#000000" draw:marker-start-width="0.227cm" draw:marker-end-width="0.227cm" draw:fill="solid" draw:fill-color="#00a0fc" draw:textarea-vertical-align="middle" draw:auto-grow-height="false" fo:min-height="0.5cm" fo:min-width="0.375cm" fo:padding-top="0.134cm" fo:padding-bottom="0.134cm" fo:padding-left="0.259cm" fo:padding-right="0.259cm"/>
    </style:style>
    <style:style style:name="gr20" style:family="graphic" style:parent-style-name="standard">
      <style:graphic-properties draw:stroke="solid" svg:stroke-width="0.018cm" svg:stroke-color="#000000" draw:marker-start-width="0.227cm" draw:marker-end-width="0.227cm" draw:fill="solid" draw:fill-color="#47b800" draw:textarea-vertical-align="middle" draw:auto-grow-height="false" fo:min-height="0.482cm" fo:min-width="0.357cm" fo:padding-top="0.134cm" fo:padding-bottom="0.134cm" fo:padding-left="0.259cm" fo:padding-right="0.259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Hack" fo:font-size="9pt" style:font-size-asian="9pt" style:font-size-complex="9pt"/>
    </style:style>
    <style:style style:name="P5" style:family="paragraph">
      <style:paragraph-properties fo:text-align="center"/>
    </style:style>
    <style:style style:name="P6" style:family="paragraph">
      <loext:graphic-properties draw:fill-color="#47b800"/>
      <style:paragraph-properties fo:text-align="center"/>
      <style:text-properties fo:color="#ffffff" style:font-name="Hack" fo:font-size="9pt" style:font-size-asian="9pt" style:font-size-complex="9pt"/>
    </style:style>
    <style:style style:name="P7" style:family="paragraph">
      <loext:graphic-properties draw:fill-color="#00a0fc"/>
      <style:paragraph-properties fo:text-align="center"/>
      <style:text-properties fo:color="#ffffff" style:font-name="Hack" fo:font-size="9pt" style:font-size-asian="9pt" style:font-size-complex="9pt"/>
    </style:style>
    <style:style style:name="P8" style:family="paragraph">
      <loext:graphic-properties draw:fill-color="#ed1515"/>
      <style:paragraph-properties fo:text-align="center"/>
      <style:text-properties fo:color="#ffffff" style:font-name="Hack" fo:font-size="9pt" style:font-size-asian="9pt" style:font-size-complex="9pt"/>
    </style:style>
    <style:style style:name="P9" style:family="paragraph">
      <loext:graphic-properties draw:fill="none" draw:fill-color="#ffffff"/>
      <style:text-properties fo:color="#ffffff" style:font-name="Universalis ADF Std"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="solid" draw:fill-color="#00a0fc"/>
      <style:paragraph-properties fo:text-align="center"/>
    </style:style>
    <style:style style:name="P11" style:family="paragraph">
      <loext:graphic-properties draw:fill="solid" draw:fill-color="#47b800"/>
      <style:paragraph-properties fo:text-align="center"/>
    </style:style>
    <style:style style:name="T1" style:family="text">
      <style:text-properties style:font-name="Hack" fo:font-size="9pt" style:font-size-asian="9pt" style:font-size-complex="9pt"/>
    </style:style>
    <style:style style:name="T2" style:family="text">
      <style:text-properties fo:color="#ffffff" style:font-name="Hack" fo:font-size="9pt" style:font-size-asian="9pt" style:font-size-complex="9pt"/>
    </style:style>
    <style:style style:name="T3" style:family="text">
      <style:text-properties fo:color="#ffffff" style:font-name="Universalis ADF Std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3.606cm" svg:height="2.68cm" svg:x="15.325cm" svg:y="0.819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2" draw:text-style-name="P2" draw:layer="layout" svg:width="0.151cm" svg:height="0.242cm" svg:x="18.653cm" svg:y="2.771cm" svg:viewBox="0 0 152 243" svg:d="M70 0c42 84 68 160 82 228l-38 7-38 8c-12-62-37-131-76-209l35-17z">
            <text:p/>
          </draw:path>
          <draw:path draw:style-name="gr2" draw:text-style-name="P2" draw:layer="layout" svg:width="0.132cm" svg:height="0.238cm" svg:x="18.682cm" svg:y="3.087cm" svg:viewBox="0 0 133 239" svg:d="M133 0v15c0 45-6 85-18 122-13 38-30 72-53 102l-31-23-31-23c18-24 32-50 41-79 10-30 15-63 15-99v-12l38-2z">
            <text:p/>
          </draw:path>
          <draw:path draw:style-name="gr2" draw:text-style-name="P2" draw:layer="layout" svg:width="0.241cm" svg:height="0.173cm" svg:x="18.444cm" svg:y="3.33cm" svg:viewBox="0 0 242 174" svg:d="M242 58c-29 26-63 49-100 68s-76 35-118 48l-12-37-12-37c38-11 73-26 106-43 32-16 60-35 86-57l25 29z">
            <text:p/>
          </draw:path>
          <draw:path draw:style-name="gr2" draw:text-style-name="P2" draw:layer="layout" svg:width="0.241cm" svg:height="0.107cm" svg:x="18.149cm" svg:y="3.45cm" svg:viewBox="0 0 242 108" svg:d="M242 75c-76 18-156 28-237 33l-2-38-3-39c76-5 153-14 225-31l8 37z">
            <text:p/>
          </draw:path>
          <draw:path draw:style-name="gr2" draw:text-style-name="P2" draw:layer="layout" svg:width="0.236cm" svg:height="0.084cm" svg:x="17.837cm" svg:y="3.477cm" svg:viewBox="0 0 237 85" svg:d="M237 85h-47c-66 0-131-3-190-8l4-38 3-39c57 5 119 8 183 8 15 0 30 0 46-1l1 39z">
            <text:p/>
          </draw:path>
          <draw:path draw:style-name="gr2" draw:text-style-name="P2" draw:layer="layout" svg:width="0.229cm" svg:height="0.146cm" svg:x="17.538cm" svg:y="3.455cm" svg:viewBox="0 0 230 147" svg:d="M220 91c-28-3-53-7-76-11-35 25-71 48-106 67l-19-33-19-34c38-21 76-45 113-72l3-3c5-5 13-5 20-5 2 0 4 0 7 1 25 5 55 9 87 13l-5 38zM129 77c5 1 10 2 15 3 5-3 9-7 14-10l-22-31z">
            <text:p/>
          </draw:path>
          <draw:path draw:style-name="gr2" draw:text-style-name="P2" draw:layer="layout" svg:width="0.242cm" svg:height="0.143cm" svg:x="17.26cm" svg:y="3.569cm" svg:viewBox="0 0 243 144" svg:d="M243 70c-77 36-154 60-229 74l-7-38-7-38c69-13 140-35 211-68l16 35z">
            <text:p/>
          </draw:path>
          <draw:path draw:style-name="gr2" draw:text-style-name="P2" draw:layer="layout" svg:width="0.242cm" svg:height="0.098cm" svg:x="16.952cm" svg:y="3.626cm" svg:viewBox="0 0 243 99" svg:d="M243 97c-20 1-39 2-59 2-64 0-126-8-184-25l10-37 11-37c51 14 106 22 163 22 18 0 35-1 53-2l3 38z">
            <text:p/>
          </draw:path>
          <draw:path draw:style-name="gr2" draw:text-style-name="P2" draw:layer="layout" svg:width="0.23cm" svg:height="0.195cm" svg:x="16.674cm" svg:y="3.477cm" svg:viewBox="0 0 231 196" svg:d="M200 196c-76-33-144-82-200-144l29-26 29-26c48 54 107 96 173 125l-15 35z">
            <text:p/>
          </draw:path>
          <draw:path draw:style-name="gr2" draw:text-style-name="P2" draw:layer="layout" svg:width="0.242cm" svg:height="0.162cm" svg:x="16.435cm" svg:y="3.425cm" svg:viewBox="0 0 243 163" svg:d="M243 60c-31 24-65 45-103 62s-79 31-121 41l-10-37-9-38c38-9 74-21 107-36s62-32 88-52l24 30z">
            <text:p/>
          </draw:path>
          <draw:path draw:style-name="gr2" draw:text-style-name="P2" draw:layer="layout" svg:width="0.242cm" svg:height="0.084cm" svg:x="16.131cm" svg:y="3.527cm" svg:viewBox="0 0 243 85" svg:d="M243 76c-41 6-82 9-124 9-39 0-79-3-119-8l5-38 5-38c36 4 73 7 109 7 38 0 76-3 113-8l5 38z">
            <text:p/>
          </draw:path>
          <draw:path draw:style-name="gr2" draw:text-style-name="P2" draw:layer="layout" svg:width="0.243cm" svg:height="0.151cm" svg:x="15.824cm" svg:y="3.439cm" svg:viewBox="0 0 244 152" svg:d="M228 152c-80-17-158-46-228-85l19-34 19-33c63 35 134 61 206 76l-8 38z">
            <text:p/>
          </draw:path>
          <draw:path draw:style-name="gr2" draw:text-style-name="P2" draw:layer="layout" svg:width="0.21cm" svg:height="0.221cm" svg:x="15.59cm" svg:y="3.24cm" svg:viewBox="0 0 211 222" svg:d="M165 222c-66-49-123-110-165-183l34-19 33-20c37 64 86 117 144 159l-23 31z">
            <text:p/>
          </draw:path>
          <draw:path draw:style-name="gr2" draw:text-style-name="P2" draw:layer="layout" svg:width="0.113cm" svg:height="0.239cm" svg:x="15.513cm" svg:y="2.965cm" svg:viewBox="0 0 114 240" svg:d="M42 240c-27-68-42-146-42-232v-8h39l39 1v7c0 76 12 144 36 204l-36 14z">
            <text:p/>
          </draw:path>
          <draw:path draw:style-name="gr2" draw:text-style-name="P2" draw:layer="layout" svg:width="0.243cm" svg:height="0.196cm" svg:x="15.353cm" svg:y="2.714cm" svg:viewBox="0 0 244 197" svg:d="M166 166l35 4 4-8-38-5c-1 3-1 6-1 9zM242 175l-38-5h-3l-13 27c-69-34-133-83-188-145l29-26 29-26c48 54 103 98 164 127 1 1 2 1 2 2 0 8 11 8 15 14s5 12 5 19c0 2 0 3-1 5 0 3 0 5-1 8z">
            <text:p/>
          </draw:path>
          <draw:path draw:style-name="gr2" draw:text-style-name="P2" draw:layer="layout" svg:width="0.17cm" svg:height="0.24cm" svg:x="15.194cm" svg:y="2.461cm" svg:viewBox="0 0 171 241" svg:d="M108 241c-46-65-83-139-108-218l36-12 37-11c23 71 56 137 98 196l-32 22z">
            <text:p/>
          </draw:path>
          <draw:path draw:style-name="gr2" draw:text-style-name="P2" draw:layer="layout" svg:width="0.09cm" svg:height="0.243cm" svg:x="15.157cm" svg:y="2.162cm" svg:viewBox="0 0 91 244" svg:d="M16 244c-11-49-16-100-16-151 0-31 2-62 6-93l38 5 39 6c-4 27-6 55-6 82 0 46 5 91 14 136l-37 7z">
            <text:p/>
          </draw:path>
          <draw:path draw:style-name="gr2" draw:text-style-name="P2" draw:layer="layout" svg:width="0.168cm" svg:height="0.24cm" svg:x="15.179cm" svg:y="1.861cm" svg:viewBox="0 0 169 241" svg:d="M0 221c21-77 55-152 107-221l31 24 31 23c-46 61-76 126-94 194l-38-10z">
            <text:p/>
          </draw:path>
          <draw:path draw:style-name="gr2" draw:text-style-name="P2" draw:layer="layout" svg:width="0.229cm" svg:height="0.197cm" svg:x="15.339cm" svg:y="1.655cm" svg:viewBox="0 0 230 198" svg:d="M0 145c51-54 115-103 192-145l19 33 19 34c-70 39-128 83-174 131l-28-26z">
            <text:p/>
          </draw:path>
          <draw:path draw:style-name="gr2" draw:text-style-name="P2" draw:layer="layout" svg:width="0.12cm" svg:height="0.248cm" svg:x="15.564cm" svg:y="1.439cm" svg:viewBox="0 0 121 249" svg:d="M42 179l15 35 25-11-15-35c-8 3-17 7-25 11zM73 249l-16-35-10 4c-33-78-47-151-47-218h39 38c0 58 13 121 41 189 2 5 3 9 3 14 0 8-2 14-5 20s-8 10-14 14c-2 1-3 1-5 2-8 3-16 7-24 10z">
            <text:p/>
          </draw:path>
          <draw:path draw:style-name="gr2" draw:text-style-name="P2" draw:layer="layout" svg:width="0.172cm" svg:height="0.234cm" svg:x="15.572cm" svg:y="1.135cm" svg:viewBox="0 0 173 235" svg:d="M0 221c8-44 23-84 43-121s45-70 75-100l27 27 28 27c-25 25-46 53-62 83-17 30-29 63-35 98l-38-7z">
            <text:p/>
          </draw:path>
          <draw:path draw:style-name="gr2" draw:text-style-name="P2" draw:layer="layout" svg:width="0.241cm" svg:height="0.164cm" svg:x="15.753cm" svg:y="0.977cm" svg:viewBox="0 0 242 165" svg:d="M0 103c64-47 140-82 223-103l9 37 10 37c-73 19-140 50-196 91l-23-31z">
            <text:p/>
          </draw:path>
          <draw:path draw:style-name="gr2" draw:text-style-name="P2" draw:layer="layout" svg:width="0.243cm" svg:height="0.086cm" svg:x="16.055cm" svg:y="0.952cm" svg:viewBox="0 0 244 87" svg:d="M0 9c38-6 77-9 115-9 43 0 86 4 129 11l-6 38-7 38c-38-6-77-9-116-9-35 0-69 2-103 7l-6-38z">
            <text:p/>
          </draw:path>
          <draw:path draw:style-name="gr2" draw:text-style-name="P2" draw:layer="layout" svg:width="0.252cm" svg:height="0.186cm" svg:x="16.358cm" svg:y="0.98cm" svg:viewBox="0 0 253 187" svg:d="M21 0c76 21 150 55 216 102l-19 26 35 12c-1 2-1 4-2 5-1 3-2 5-3 8-23 69-8 10-14 14s-13 5-20 5-13-2-19-5c-1-1-2-1-3-2-59-42-124-71-192-90l10-38zM214 133l4-5-2-1-36-12c-1 2-2 4-2 6z">
            <text:p/>
          </draw:path>
          <draw:path draw:style-name="gr2" draw:text-style-name="P2" draw:layer="layout" svg:width="0.202cm" svg:height="0.224cm" svg:x="16.571cm" svg:y="0.827cm" svg:viewBox="0 0 203 225" svg:d="M0 190c19-38 42-73 69-105 26-32 55-60 87-85l23 31 24 30c-27 22-52 46-75 73-22 28-43 58-59 91l-35-17z">
            <text:p/>
          </draw:path>
          <draw:path draw:style-name="gr2" draw:text-style-name="P2" draw:layer="layout" svg:width="0.243cm" svg:height="0.145cm" svg:x="16.795cm" svg:y="0.702cm" svg:viewBox="0 0 244 146" svg:d="M0 79c71-41 150-67 232-79l6 38 6 38c-73 11-143 34-205 70l-19-34z">
            <text:p/>
          </draw:path>
          <draw:path draw:style-name="gr2" draw:text-style-name="P2" draw:layer="layout" svg:width="0.24cm" svg:height="0.106cm" svg:x="17.109cm" svg:y="0.694cm" svg:viewBox="0 0 241 107" svg:d="M0 0h23c73 0 147 11 218 33l-11 37-11 37c-64-20-130-30-196-30-7 0-14 0-21 1l-1-39z">
            <text:p/>
          </draw:path>
          <draw:path draw:style-name="gr2" draw:text-style-name="P2" draw:layer="layout" svg:width="0.234cm" svg:height="0.189cm" svg:x="17.395cm" svg:y="0.755cm" svg:viewBox="0 0 235 190" svg:d="M31 0c74 32 144 77 204 134l-26 28-27 28c-53-51-115-91-182-119l16-36z">
            <text:p/>
          </draw:path>
          <draw:path draw:style-name="gr2" draw:text-style-name="P2" draw:layer="layout" svg:width="0.17cm" svg:height="0.246cm" svg:x="17.627cm" svg:y="0.949cm" svg:viewBox="0 0 171 247" svg:d="M59 0c46 56 85 121 112 195l-18 6 18 32c-6 3-11 6-17 9s-12 5-19 5-13-2-19-5-11-8-15-14c-1-2-1-4-2-6-25-66-59-123-99-173l29-24zM135 208l18-7-1-2-18-34c-6 3-12 6-18 10z">
            <text:p/>
          </draw:path>
          <draw:path draw:style-name="gr2" draw:text-style-name="P2" draw:layer="layout" svg:width="0.241cm" svg:height="0.115cm" svg:x="17.837cm" svg:y="1.036cm" svg:viewBox="0 0 242 116" svg:d="M0 44c75-28 157-42 240-44l1 39 1 38c-75 2-148 14-216 39l-13-36z">
            <text:p/>
          </draw:path>
          <draw:path draw:style-name="gr2" draw:text-style-name="P2" draw:layer="layout" svg:width="0.242cm" svg:height="0.117cm" svg:x="18.152cm" svg:y="1.038cm" svg:viewBox="0 0 243 118" svg:d="M5 0c81 5 161 21 238 45l-12 36-11 37c-71-22-145-36-220-41l3-39z">
            <text:p/>
          </draw:path>
          <draw:path draw:style-name="gr2" draw:text-style-name="P2" draw:layer="layout" svg:width="0.24cm" svg:height="0.179cm" svg:x="18.442cm" svg:y="1.11cm" svg:viewBox="0 0 241 180" svg:d="M28 0c79 31 151 71 213 118l-24 31-23 31c-56-43-123-80-194-109l14-36z">
            <text:p/>
          </draw:path>
          <draw:path draw:style-name="gr2" draw:text-style-name="P2" draw:layer="layout" svg:width="0.186cm" svg:height="0.232cm" svg:x="18.69cm" svg:y="1.28cm" svg:viewBox="0 0 187 233" svg:d="M54 0c33 32 61 66 83 101 23 36 40 74 50 113l-37 9-38 10c-8-31-22-62-40-91-19-30-43-59-72-86l27-28z">
            <text:p/>
          </draw:path>
          <draw:path draw:style-name="gr2" draw:text-style-name="P2" draw:layer="layout" svg:width="0.154cm" svg:height="0.233cm" svg:x="18.732cm" svg:y="1.578cm" svg:viewBox="0 0 155 234" svg:d="M155 1c-1 39-9 79-25 118-15 38-39 77-71 115l-30-25-29-25c26-31 46-63 59-94 12-30 18-60 19-90l38 1z">
            <text:p/>
          </draw:path>
          <draw:path draw:style-name="gr2" draw:text-style-name="P2" draw:layer="layout" svg:width="0.212cm" svg:height="0.22cm" svg:x="18.743cm" svg:y="1.805cm" svg:viewBox="0 0 213 221" svg:d="M42 0c31 20 62 46 91 77 28 30 55 64 80 102l-33 21-32 21c-22-34-46-65-71-91s-51-48-77-65l21-33z">
            <text:p/>
          </draw:path>
          <draw:path draw:style-name="gr2" draw:text-style-name="P2" draw:layer="layout" svg:width="0.141cm" svg:height="0.242cm" svg:x="18.928cm" svg:y="2.055cm" svg:viewBox="0 0 142 243" svg:d="M69 0c36 72 63 152 73 233l-38 5-38 5c-10-72-34-143-66-208l34-17z">
            <text:p/>
          </draw:path>
          <draw:path draw:style-name="gr2" draw:text-style-name="P2" draw:layer="layout" svg:width="0.134cm" svg:height="0.24cm" svg:x="18.94cm" svg:y="2.369cm" svg:viewBox="0 0 135 241" svg:d="M135 1c-1 42-7 83-18 123-11 41-28 80-52 117l-33-21-32-21c19-30 33-63 43-96 9-33 14-68 15-103l38 1z">
            <text:p/>
          </draw:path>
          <draw:path draw:style-name="gr2" draw:text-style-name="P2" draw:layer="layout" svg:width="0.234cm" svg:height="0.185cm" svg:x="18.718cm" svg:y="2.622cm" svg:viewBox="0 0 235 186" svg:d="M235 54c-26 26-56 51-90 73s-73 42-117 59l-14-36-14-36c38-15 73-32 103-52 29-19 54-39 76-62l28 27z">
            <text:p/>
          </draw:path>
        </draw:g>
        <draw:custom-shape draw:style-name="gr3" draw:text-style-name="P3" draw:layer="layout" svg:width="2.95cm" svg:height="2.5cm" svg:x="0.2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.075cm" svg:y1="2.35cm" svg:x2="1.825cm" svg:y2="2.35cm">
          <text:p/>
        </draw:line>
        <draw:line draw:style-name="gr4" draw:text-style-name="P3" draw:layer="layout" svg:x1="1.825cm" svg:y1="2.025cm" svg:x2="1.825cm" svg:y2="2.65cm">
          <text:p/>
        </draw:line>
        <draw:custom-shape draw:style-name="gr5" draw:text-style-name="P3" draw:layer="layout" svg:width="5cm" svg:height="2.5cm" svg:x="4.751cm" svg:y="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5cm" svg:height="2.5cm" svg:x="11.352cm" svg:y="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7.2cm" svg:y1="2.075cm" svg:x2="4.825cm" svg:y2="2.575cm">
          <text:p/>
        </draw:line>
        <draw:line draw:style-name="gr4" draw:text-style-name="P3" draw:layer="layout" svg:x1="9.701cm" svg:y1="2.075cm" svg:x2="7.326cm" svg:y2="2.575cm">
          <text:p/>
        </draw:line>
        <draw:line draw:style-name="gr4" draw:text-style-name="P3" draw:layer="layout" svg:x1="7.2cm" svg:y1="2.1cm" svg:x2="7.325cm" svg:y2="2.6cm">
          <text:p/>
        </draw:line>
        <draw:line draw:style-name="gr4" draw:text-style-name="P3" draw:layer="layout" svg:x1="12.675cm" svg:y1="2.35cm" svg:x2="11.425cm" svg:y2="2.35cm">
          <text:p/>
        </draw:line>
        <draw:frame draw:name="Gigabit_Layer_3_Switch_type_4.svg" draw:style-name="gr7" draw:text-style-name="P3" draw:layer="layout" svg:width="3.2cm" svg:height="0.31cm" svg:x="12.65cm" svg:y="2.2cm">
          <draw:image xlink:href="Pictures/1002E30C0000624C000009289FF83EED70B9117D.svg" xlink:type="simple" xlink:show="embed" xlink:actuate="onLoad">
            <text:p/>
          </draw:image>
          <draw:image xlink:href="Pictures/10000201000003B700000059BCEF16941A12870A.png" xlink:type="simple" xlink:show="embed" xlink:actuate="onLoad"/>
          <svg:title>Gigabite Layer 3 Switch</svg:title>
        </draw:frame>
        <draw:frame draw:style-name="gr8" draw:text-style-name="P4" draw:layer="layout" svg:width="1.645cm" svg:height="0.624cm" svg:x="0.25cm" svg:y="2cm">
          <draw:text-box>
            <text:p><text:span text:style-name="T1">dummy0</text:span></text:p>
          </draw:text-box>
        </draw:frame>
        <draw:frame draw:style-name="gr9" draw:text-style-name="P4" draw:layer="layout" svg:width="1.455cm" svg:height="0.624cm" svg:x="4.751cm" svg:y="1.801cm">
          <draw:text-box>
            <text:p><text:span text:style-name="T1">ippp0</text:span></text:p>
          </draw:text-box>
        </draw:frame>
        <draw:frame draw:style-name="gr9" draw:text-style-name="P4" draw:layer="layout" svg:width="1.455cm" svg:height="0.624cm" svg:x="8.352cm" svg:y="2.202cm">
          <draw:text-box>
            <text:p><text:span text:style-name="T1">ippp0</text:span></text:p>
          </draw:text-box>
        </draw:frame>
        <draw:frame draw:style-name="gr10" draw:text-style-name="P4" draw:layer="layout" svg:width="1.264cm" svg:height="0.624cm" svg:x="11.352cm" svg:y="1.902cm">
          <draw:text-box>
            <text:p><text:span text:style-name="T1">eth0</text:span></text:p>
          </draw:text-box>
        </draw:frame>
        <draw:polygon draw:style-name="gr11" draw:text-style-name="P3" draw:layer="layout" svg:width="0cm" svg:height="0cm" svg:x="2.325cm" svg:y="4.224cm" svg:viewBox="0 0 0 0" draw:points="0,0">
          <text:p/>
        </draw:polygon>
        <draw:polygon draw:style-name="gr11" draw:text-style-name="P3" draw:layer="layout" svg:width="0cm" svg:height="0cm" svg:x="6.076cm" svg:y="5.85cm" svg:viewBox="0 0 0 0" draw:points="0,0">
          <text:p/>
        </draw:polygon>
        <draw:frame draw:style-name="gr9" draw:text-style-name="P4" draw:layer="layout" svg:width="1.455cm" svg:height="0.624cm" svg:x="9.852cm" svg:y="0.803cm">
          <draw:text-box>
            <text:p><text:span text:style-name="T1">INPUT</text:span></text:p>
          </draw:text-box>
        </draw:frame>
        <draw:frame draw:style-name="gr8" draw:text-style-name="P4" draw:layer="layout" svg:width="1.645cm" svg:height="0.624cm" svg:x="9.753cm" svg:y="3.304cm">
          <draw:text-box>
            <text:p><text:span text:style-name="T1">OUTPUT</text:span></text:p>
          </draw:text-box>
        </draw:frame>
        <draw:frame draw:style-name="gr8" draw:text-style-name="P4" draw:layer="layout" svg:width="1.645cm" svg:height="0.624cm" svg:x="3.354cm" svg:y="3.305cm">
          <draw:text-box>
            <text:p><text:span text:style-name="T1">OUTPUT</text:span></text:p>
          </draw:text-box>
        </draw:frame>
        <draw:frame draw:style-name="gr9" draw:text-style-name="P4" draw:layer="layout" svg:width="1.455cm" svg:height="0.624cm" svg:x="3.553cm" svg:y="0.804cm">
          <draw:text-box>
            <text:p><text:span text:style-name="T1">INPUT</text:span></text:p>
          </draw:text-box>
        </draw:frame>
        <draw:custom-shape draw:style-name="gr12" draw:text-style-name="P6" draw:layer="layout" svg:width="3cm" svg:height="0.7cm" svg:x="9.15cm" svg:y="3.8cm">
          <text:p text:style-name="P5"><text:span text:style-name="T2">forward</text:span></text:p>
          <draw:enhanced-geometry svg:viewBox="0 0 21600 21600" draw:text-areas="0 ?f0 ?f5 ?f2" draw:type="right-arrow" draw:modifiers="18699.3668777074 6039.372325249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3cm" svg:height="0.7cm" draw:transform="rotate (-3.14159265358979) translate (12.15cm 0.9cm)">
          <text:p text:style-name="P5"><text:span text:style-name="T2">forward</text:span></text:p>
          <draw:enhanced-geometry svg:viewBox="0 0 21600 21600" draw:mirror-vertical="true" draw:mirror-horizontal="false" draw:text-areas="0 ?f0 ?f5 ?f2" draw:type="right-arrow" draw:modifiers="18699.3668777074 6039.372325249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8" draw:layer="layout" svg:width="3cm" svg:height="0.7cm" draw:transform="rotate (-3.14159265358979) translate (5.45cm 0.901cm)">
          <text:p text:style-name="P5"><text:span text:style-name="T2">forward</text:span></text:p>
          <draw:enhanced-geometry svg:viewBox="0 0 21600 21600" draw:mirror-vertical="true" draw:mirror-horizontal="false" draw:text-areas="0 ?f0 ?f5 ?f2" draw:type="right-arrow" draw:modifiers="18699.3668777074 6039.372325249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5" draw:layer="layout" svg:width="2.8cm" svg:height="2.81cm" svg:x="2.6cm" svg:y="1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6" draw:text-style-name="P9" draw:layer="layout" svg:width="1.565cm" svg:height="0.746cm" svg:x="3.15cm" svg:y="2.2cm">
          <draw:text-box>
            <text:p><text:span text:style-name="T3">Spoke</text:span></text:p>
          </draw:text-box>
        </draw:frame>
        <draw:frame draw:style-name="gr15" draw:text-style-name="P5" draw:layer="layout" svg:width="2.8cm" svg:height="2.81cm" svg:x="9.2cm" svg:y="1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7" draw:text-style-name="P9" draw:layer="layout" svg:width="1.201cm" svg:height="0.746cm" svg:x="9.95cm" svg:y="2.2cm">
          <draw:text-box>
            <text:p><text:span text:style-name="T3">Hub</text:span></text:p>
          </draw:text-box>
        </draw:frame>
        <draw:custom-shape draw:style-name="gr18" draw:text-style-name="P10" draw:layer="layout" svg:width="0.875cm" svg:height="0.75cm" draw:transform="rotate (-1.5707963267949) translate (4.899cm 1.301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9" draw:text-style-name="P10" draw:layer="layout" svg:width="0.875cm" svg:height="0.75cm" svg:x="4.25cm" svg:y="2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8" draw:text-style-name="P10" draw:layer="layout" svg:width="0.875cm" svg:height="0.75cm" svg:x="9.247cm" svg:y="2.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0" draw:text-style-name="P11" draw:layer="layout" svg:width="0.875cm" svg:height="0.75cm" svg:x="10.95cm" svg:y="2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0" draw:text-style-name="P11" draw:layer="layout" svg:width="0.875cm" svg:height="0.75cm" draw:transform="rotate (-1.5707963267949) translate (11.6cm 1.3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8" draw:text-style-name="P10" draw:layer="layout" svg:width="0.875cm" svg:height="0.75cm" draw:transform="rotate (-1.5707963267949) translate (10.299cm 1.301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Universalis ADF Std" svg:font-family="'Universalis ADF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7-10-15T15:28:11.703236411</meta:creation-date>
    <dc:date>2017-10-21T17:31:02.823035767</dc:date>
    <dc:creator>Philippe Latu</dc:creator>
    <meta:editing-duration>PT41M1S</meta:editing-duration>
    <meta:editing-cycles>7</meta:editing-cycles>
    <meta:generator>LibreOffice/5.4.2.2.0$Linux_X86_64 LibreOffice_project/40m0$Build-2</meta:generator>
    <meta:document-statistic meta:object-count="73"/>
  </office:meta>
</office:document-meta>
</file>